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527d" officeooo:paragraph-rsid="000a527d"/>
    </style:style>
    <style:style style:name="P2" style:family="paragraph" style:parent-style-name="Standard">
      <style:paragraph-properties fo:text-align="justify" style:justify-single-word="false"/>
      <style:text-properties officeooo:rsid="00119e8b" officeooo:paragraph-rsid="00119e8b"/>
    </style:style>
    <style:style style:name="P3" style:family="paragraph" style:parent-style-name="Heading_20_3">
      <style:paragraph-properties fo:text-align="justify" style:justify-single-word="false"/>
      <style:text-properties officeooo:rsid="000a527d" officeooo:paragraph-rsid="000a527d"/>
    </style:style>
    <style:style style:name="P4" style:family="paragraph" style:parent-style-name="Heading_20_3">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paragraph-properties fo:text-align="justify" style:justify-single-word="false"/>
      <style:text-properties officeooo:paragraph-rsid="000f97a8"/>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paragraph-properties fo:text-align="justify" style:justify-single-word="false"/>
    </style:style>
    <style:style style:name="P12" style:family="paragraph" style:parent-style-name="Text_20_body" style:list-style-name="L6">
      <style:paragraph-properties fo:text-align="justify" style:justify-single-word="false"/>
    </style:style>
    <style:style style:name="P13" style:family="paragraph" style:parent-style-name="Text_20_body" style:list-style-name="L7">
      <style:paragraph-properties fo:text-align="justify" style:justify-single-word="false"/>
    </style:style>
    <style:style style:name="P14" style:family="paragraph" style:parent-style-name="Text_20_body">
      <style:paragraph-properties fo:text-align="justify" style:justify-single-word="false"/>
      <style:text-properties officeooo:paragraph-rsid="00198ed0"/>
    </style:style>
    <style:style style:name="P15" style:family="paragraph" style:parent-style-name="Text_20_body">
      <style:paragraph-properties fo:text-align="justify" style:justify-single-word="false"/>
      <style:text-properties officeooo:rsid="000cf030" officeooo:paragraph-rsid="000cf030"/>
    </style:style>
    <style:style style:name="P16" style:family="paragraph" style:parent-style-name="Text_20_body" style:list-style-name="L1">
      <style:paragraph-properties fo:margin-top="0in" fo:margin-bottom="0in" loext:contextual-spacing="false" fo:text-align="justify" style:justify-single-word="false"/>
    </style:style>
    <style:style style:name="P17" style:family="paragraph" style:parent-style-name="Text_20_body" style:list-style-name="L2">
      <style:paragraph-properties fo:margin-top="0in" fo:margin-bottom="0in" loext:contextual-spacing="false" fo:text-align="justify" style:justify-single-word="false"/>
    </style:style>
    <style:style style:name="P18" style:family="paragraph" style:parent-style-name="Text_20_body" style:list-style-name="L3">
      <style:paragraph-properties fo:margin-top="0in" fo:margin-bottom="0in" loext:contextual-spacing="false" fo:text-align="justify" style:justify-single-word="false"/>
    </style:style>
    <style:style style:name="P19" style:family="paragraph" style:parent-style-name="Text_20_body" style:list-style-name="L4">
      <style:paragraph-properties fo:margin-top="0in" fo:margin-bottom="0in" loext:contextual-spacing="false" fo:text-align="justify" style:justify-single-word="false"/>
    </style:style>
    <style:style style:name="P20" style:family="paragraph" style:parent-style-name="Text_20_body" style:list-style-name="L5">
      <style:paragraph-properties fo:margin-top="0in" fo:margin-bottom="0in" loext:contextual-spacing="false" fo:text-align="justify" style:justify-single-word="false"/>
    </style:style>
    <style:style style:name="P21" style:family="paragraph" style:parent-style-name="Text_20_body" style:list-style-name="L6">
      <style:paragraph-properties fo:margin-top="0in" fo:margin-bottom="0in" loext:contextual-spacing="false" fo:text-align="justify" style:justify-single-word="false"/>
    </style:style>
    <style:style style:name="P22" style:family="paragraph" style:parent-style-name="Text_20_body" style:list-style-name="L7">
      <style:paragraph-properties fo:margin-top="0in" fo:margin-bottom="0in" loext:contextual-spacing="false" fo:text-align="justify" style:justify-single-word="false"/>
    </style:style>
    <style:style style:name="P23" style:family="paragraph" style:parent-style-name="Text_20_body">
      <style:paragraph-properties fo:margin-top="0in" fo:margin-bottom="0in" loext:contextual-spacing="false" fo:text-align="justify" style:justify-single-word="false"/>
      <style:text-properties officeooo:rsid="000e168a" officeooo:paragraph-rsid="000e168a"/>
    </style:style>
    <style:style style:name="T1" style:family="text">
      <style:text-properties officeooo:rsid="000e168a"/>
    </style:style>
    <style:style style:name="T2" style:family="text">
      <style:text-properties officeooo:rsid="000e64e2"/>
    </style:style>
    <style:style style:name="T3" style:family="text">
      <style:text-properties officeooo:rsid="000f97a8"/>
    </style:style>
    <style:style style:name="T4" style:family="text">
      <style:text-properties officeooo:rsid="000feea5"/>
    </style:style>
    <style:style style:name="T5" style:family="text">
      <style:text-properties officeooo:rsid="0010af49"/>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3b482"/>
    </style:style>
    <style:style style:name="T8" style:family="text">
      <style:text-properties officeooo:rsid="00149a26"/>
    </style:style>
    <style:style style:name="T9" style:family="text">
      <style:text-properties officeooo:rsid="00149d04"/>
    </style:style>
    <style:style style:name="T10" style:family="text">
      <style:text-properties officeooo:rsid="00150960"/>
    </style:style>
    <style:style style:name="T11" style:family="text">
      <style:text-properties officeooo:rsid="0016e7ef"/>
    </style:style>
    <style:style style:name="T12" style:family="text">
      <style:text-properties officeooo:rsid="001839c9"/>
    </style:style>
    <style:style style:name="T13" style:family="text">
      <style:text-properties officeooo:rsid="00198ed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e Rapport d’éthique</text:p>
      <text:p text:style-name="P1"/>
      <text:h text:style-name="P3" text:outline-level="3">Introduction</text:h>
      <text:list xml:id="list3705548941" text:style-name="L1">
        <text:list-item>
          <text:p text:style-name="P16">Présentez brièvement votre sujet de stage : "Transcriptomique spatiale et évolution des tumeurs mammaires rares". </text:p>
        </text:list-item>
        <text:list-item>
          <text:p text:style-name="P6">Expliquez l'importance de la réflexion éthique dans le contexte de la recherche en bioinformatique et en oncologie. </text:p>
        </text:list-item>
      </text:list>
      <text:p text:style-name="P5"/>
      <text:p text:style-name="P15">La reflexion ethique sur notre travail et le contexte dans lequel il est réalisé peu etre un exercice compliqué, de part notre capacité à remettre en cause les certains principes et idées les plus ancrées au plus profond de notre esprit et notre construction. Toutefois, il n’en demeure pas moins nécessairecar c’est un questionnant la morale de nos pratiques et nos mise en oeuvre de notre travail, qu’en tant qu’humain, citoyen et collègue nous pouvons oeuvrer à construire une nouvelles vision de notre monde, plus adéquates avec nos valeurs et celles de la société. Se questionner sur notre pratique est d’autant plus important en bioinformatique, où … l’IA… environnement et ressources energétique cloud computing… . Ajouté en toile de fond, le contexte de la recherche médicale, notamment l’oncologie, les thérapies contre le cancer</text:p>
      <text:h text:style-name="P4" text:outline-level="3">Enjeux Éthiques</text:h>
      <text:list xml:id="list3492103412" text:style-name="L2">
        <text:list-item>
          <text:p text:style-name="P7"><text:span text:style-name="Strong_20_Emphasis">Consentement éclairé et confidentialité des données</text:span> :</text:p>
          <text:list>
            <text:list-item>
              <text:p text:style-name="P17">Discutez de l'importance du consentement éclairé des patients dont les échantillons sont utilisés pour la recherche. </text:p>
            </text:list-item>
            <text:list-item>
              <text:p text:style-name="P17">Abordez les questions de confidentialité et de protection des données génétiques et médicales. </text:p>
            </text:list-item>
          </text:list>
        </text:list-item>
        <text:list-item>
          <text:p text:style-name="P7"><text:span text:style-name="Strong_20_Emphasis">Équité dans l'accès aux traitements</text:span> :</text:p>
          <text:list>
            <text:list-item>
              <text:p text:style-name="P17">Réfléchissez à l'impact de la recherche sur l'accès aux traitements pour les patients atteints de cancers rares. </text:p>
            </text:list-item>
            <text:list-item>
              <text:p text:style-name="P17">Discutez des inégalités potentielles dans l'accès aux nouvelles thérapies développées grâce à la recherche. </text:p>
            </text:list-item>
          </text:list>
        </text:list-item>
        <text:list-item>
          <text:p text:style-name="P7"><text:span text:style-name="Strong_20_Emphasis">Utilisation des données génomiques</text:span> :</text:p>
          <text:list>
            <text:list-item>
              <text:p text:style-name="P17">Abordez les implications éthiques de l'utilisation des données génomiques pour la classification et le traitement des tumeurs. </text:p>
            </text:list-item>
            <text:list-item>
              <text:p text:style-name="P7">Discutez des risques de discrimination génétique. </text:p>
            </text:list-item>
          </text:list>
        </text:list-item>
      </text:list>
      <text:h text:style-name="P4" text:outline-level="3">Enjeux Juridiques</text:h>
      <text:list xml:id="list18093094" text:style-name="L3">
        <text:list-item>
          <text:p text:style-name="P8"><text:span text:style-name="Strong_20_Emphasis">Réglementation des données de santé</text:span> :</text:p>
          <text:list>
            <text:list-item>
              <text:p text:style-name="P18">Expliquez les cadres juridiques en vigueur concernant la collecte, le stockage et l'utilisation des données de santé en France et en Europe (RGPD). </text:p>
            </text:list-item>
            <text:list-item>
              <text:p text:style-name="P18">Discutez des obligations légales en matière de protection des données personnelles. </text:p>
            </text:list-item>
          </text:list>
        </text:list-item>
        <text:list-item>
          <text:p text:style-name="P8"><text:span text:style-name="Strong_20_Emphasis">Propriété intellectuelle et brevets</text:span> :</text:p>
          <text:list>
            <text:list-item>
              <text:p text:style-name="P18"><text:soft-page-break/>Abordez les questions de propriété intellectuelle liées aux découvertes issues de la recherche en bioinformatique. </text:p>
            </text:list-item>
            <text:list-item>
              <text:p text:style-name="P8">Discutez des implications des brevets sur l'accès aux innovations médicales. </text:p>
            </text:list-item>
          </text:list>
        </text:list-item>
      </text:list>
      <text:p text:style-name="P9"><text:span text:style-name="T3">On a utilisé notamment </text:span><text:span text:style-name="T4">des logiciel issus de la société privé 10X Genomic. Ces outils tel que LoupeBrowser, sont des logiciels gratuit mais en revanche ils sont pas libre, c’est à dire que le code du logiciel n’est pas en open source et l’entreprise à protéger son code de la lecture des utilisateur. Cela pose des questions éthique sur la diffusion des connaissances. Le logiciel est gratuit certes mais est ce que pour fonctionner, il ne prends en charge uniquement que les données issus de cette entreprise ? Si le logiciel n’est pas interopérables entre types de données initiales et qu’il ne prend uniquements les données issus de l’entreprise propriétaires du logiciels alors cela sous entend que l’utilisateur est contraint d’utiliser et de payer les services de cette meme entreprises pour utiiser cette outils, ce qui remet la légitimité de ce logiciel à etre gratuit.</text:span><text:span text:style-name="T5">Et étant donné que l’entreprise 10X Genomic détient le monopole dans la génération dans ces types de donées en biologie et bio-informatique, l’entreprise peut agir un peu comme bon lui semble car aucun autre réelle entreprise peut rivaliser avec elle. </text:span><text:span text:style-name="T4"><text:s/></text:span></text:p>
      <text:h text:style-name="P4" text:outline-level="3">Enjeux Sociaux</text:h>
      <text:list xml:id="list3243561044" text:style-name="L4">
        <text:list-item>
          <text:p text:style-name="P10"><text:span text:style-name="Strong_20_Emphasis">Impact sur les patients et leurs familles</text:span> :</text:p>
          <text:list>
            <text:list-item>
              <text:p text:style-name="P19">Réfléchissez à l'impact psychologique et social des découvertes sur les patients et leurs familles. </text:p>
            </text:list-item>
            <text:list-item>
              <text:p text:style-name="P19">Discutez des attentes et des espoirs des patients face aux avancées de la recherche. </text:p>
            </text:list-item>
          </text:list>
        </text:list-item>
      </text:list>
      <text:p text:style-name="P23">Est ce que c’est ethique de donner de l’espoir aux patients atteints de ces cancers, ils esperent que l’on trouvera une solution de leur vivant mais le temps de la recherche est tellement un temps long, et encore plus la recherche sur le cancer, que malheureusement certains des <text:span text:style-name="T11">pa</text:span>tients seront décédes avant qu’une solution ne soit trouvé et proposé à ses personnes. </text:p>
      <text:p text:style-name="P23"/>
      <text:list xml:id="list200729892531578" text:continue-numbering="true" text:style-name="L4">
        <text:list-item>
          <text:p text:style-name="P10"><text:span text:style-name="Strong_20_Emphasis">Équité en recherche</text:span> :</text:p>
          <text:list>
            <text:list-item>
              <text:p text:style-name="P19">Abordez les questions d'inclusion et de diversité dans la recherche clinique et bioinformatique. </text:p>
            </text:list-item>
            <text:list-item>
              <text:p text:style-name="P10">Discutez des biais potentiels dans les données utilisées pour la recherche. </text:p>
            </text:list-item>
          </text:list>
        </text:list-item>
      </text:list>
      <text:p text:style-name="P14"><text:span text:style-name="T7">Il est </text:span><text:span text:style-name="T1">vrai que les cancers sur lequels </text:span><text:span text:style-name="T7">nous</text:span><text:span text:style-name="T1"> </text:span><text:span text:style-name="T7">travaillons</text:span><text:span text:style-name="T1"> sont assez rares </text:span><text:span text:style-name="T7">(stats %) </text:span><text:span text:style-name="T1">et </text:span><text:span text:style-name="T7">et ne concerne de fait qu’une petite proportion des personnes atteint de cancer. D</text:span><text:span text:style-name="T1">e part cette rareté , </text:span><text:span text:style-name="T12">il est légitime de se demander si</text:span><text:span text:style-name="T1"> toute les </text:span><text:span text:style-name="T8">populations, les </text:span><text:span text:style-name="T1">ethnies, sont représenter dans nos echantillons de patient, </text:span><text:span text:style-name="T12">nos études</text:span><text:span text:style-name="T1"> ? </text:span><text:span text:style-name="T8">Existe-t-il une </text:span><text:span text:style-name="T10">réelle </text:span><text:span text:style-name="T8">diversité etnique au sein de nos données ? </text:span><text:span text:style-name="T7">Il est fort probable que non… En effet, les données </text:span><text:span text:style-name="T12">omiques </text:span><text:span text:style-name="T7">provenant de ces patientes vienne</text:span><text:span text:style-name="T8">n</text:span><text:span text:style-name="T7">t de facto, de personnes ayant un suivi médicale </text:span><text:span text:style-name="T12">réguliers</text:span><text:span text:style-name="T7"> à l’institut de cancérologie. Cela </text:span><text:span text:style-name="T8">correspond</text:span><text:span text:style-name="T7"> </text:span><text:span text:style-name="T10">donc </text:span><text:span text:style-name="T8">aux personnes ayant accès à des services de santé, de soins et de thérapies (comme peuvent </text:span><text:span text:style-name="T10">le proposer</text:span><text:span text:style-name="T8"> le CLB, </text:span><text:span text:style-name="T12">Institut Curie</text:span><text:span text:style-name="T8">). </text:span><text:span text:style-name="T10">Malheureusement, à</text:span><text:span text:style-name="T8"> l’echelle mondale, cela ne conerne donc qu’une frange </text:span><text:span text:style-name="T10">l</text:span><text:span text:style-name="T8">a plus aisé de la population. Or, qu’en est-il de la représentation de ces</text:span><text:span text:style-name="T1"> populations </text:span><text:span text:style-name="T8">dans </text:span><text:span text:style-name="T12">ces cohortes</text:span><text:span text:style-name="T8"> ? Si l’accès aux soins et au diagnostique</text:span><text:span text:style-name="T1"> </text:span><text:span text:style-name="T8">leur est déjà compliqué, alors</text:span><text:span text:style-name="T1"> intégrer un programme de recherche </text:span><text:span text:style-name="T8">est impensable</text:span><text:span text:style-name="T1">. </text:span><text:span text:style-name="T9">Cela m’amène donc à réfléchir sur la finalité et la portée de la recherche que je pratique. Est ce que in fine, les ressources, le temps et les outils utilisés (laissant parfois un impact écologique non négligeable), auront un</text:span><text:span text:style-name="T10">e </text:span><text:span text:style-name="T9">plus value, </text:span><text:span text:style-name="T10">un bénéfice </text:span><text:span text:style-name="T9">net </text:span><text:span text:style-name="T10">globale et </text:span><text:span text:style-name="T9">profiter au plus grand monde, </text:span><text:span text:style-name="T10">peut importe l’individu ?</text:span><text:span text:style-name="T9"> </text:span><text:span text:style-name="T10">O</text:span><text:span text:style-name="T9">u bien au contraire, cela ne concernera qu’une petite </text:span><text:soft-page-break/><text:span text:style-name="T9">fraction la plus riche de la société, disposant des moyens financiers et d’un accès au soin ? Le cancer est parfois considéré comme une "maladie des pays riches", car les populations précaires doivent faire face à d’autres urgences vitales (malnutrition, guerres, maladies infectieuses…).</text:span><text:span text:style-name="T2"> Est ce donc </text:span><text:span text:style-name="T10">vraimment </text:span><text:span text:style-name="T2">ethique et moralement acceptable de faire de la recherche sur des cancer</text:span><text:span text:style-name="T10">s</text:span><text:span text:style-name="T2"> pour une </text:span><text:span text:style-name="T11">toute </text:span><text:span text:style-name="T2">petite tranche de la population qui en seront la cible, les autres populations n’ayant soit pas les moyens d’acceder à ses thérapies, </text:span><text:span text:style-name="T11">soit </text:span><text:span text:style-name="T2">meme pas adapter à ces population</text:span><text:span text:style-name="T11">s</text:span><text:span text:style-name="T2"> car les données de recherche initiales n’incluai</text:span><text:span text:style-name="T11">ent</text:span><text:span text:style-name="T2">t pas ces personnes avec des ethnies différentes et donc des variations biologiques différentes. Une solution </text:span><text:span text:style-name="T11">à ce problème éthique</text:span><text:span text:style-name="T2"> </text:span><text:span text:style-name="T11">est d’aider et participer à l’</text:span><text:span text:style-name="T2">acces au soin, facilement et gratuitement, dans toutes les régions du monde et pour tout le monde. </text:span><text:span text:style-name="T11"><text:s/>D</text:span><text:span text:style-name="T2">evelopp</text:span><text:span text:style-name="T11">er</text:span><text:span text:style-name="T2"> le dépistage et la sensibilisation </text:span><text:span text:style-name="T10">pour ces populations,</text:span><text:span text:style-name="T2"> permettrait </text:span><text:span text:style-name="T11">non seulement de résoudre ce dilemme morale, mais également d’un point de vue purement scientifique et épistémologique, </text:span><text:span text:style-name="T2">d’</text:span><text:span text:style-name="T11">éviter les biais dans</text:span><text:span text:style-name="T2"> nos recherche vers une population privélégié, d’inclure plus de données et d’echantillons (et c’est toujours un point important dans nos analyses bioinfo), </text:span><text:span text:style-name="T11">et promouvoir des <text:s/>faits et vérités scientifiques plus universels et inclusifs. </text:span></text:p>
      <text:p text:style-name="P14"><text:span text:style-name="T13">Enfin, cela soulève une question plus large : </text:span>quel est le rôle de la science ?<text:span text:style-name="T12"> Est ce que l’on souhaite employé la science comme en outils pour faire progresser la connaissance universel de façon neutre, ou bien l’utiliser comme un moyen sur des recherches plus ciblé, et peut etre plus lucratifs.</text:span></text:p>
      <text:h text:style-name="P4" text:outline-level="3">Enjeux Environnementaux</text:h>
      <text:list xml:id="list2608224612" text:style-name="L5">
        <text:list-item>
          <text:p text:style-name="P11"><text:span text:style-name="Strong_20_Emphasis">Impact environnemental de la recherche</text:span> :</text:p>
          <text:list>
            <text:list-item>
              <text:p text:style-name="P20">Réfléchissez à l'empreinte écologique de la recherche en bioinformatique (utilisation de ressources informatiques, consommation d'énergie). </text:p>
            </text:list-item>
            <text:list-item>
              <text:p text:style-name="P20">Discutez des initiatives pour rendre la recherche plus durable. </text:p>
            </text:list-item>
          </text:list>
        </text:list-item>
        <text:list-item>
          <text:p text:style-name="P11"><text:span text:style-name="Strong_20_Emphasis">Déchets biologiques</text:span> :</text:p>
          <text:list>
            <text:list-item>
              <text:p text:style-name="P20">Abordez la gestion des déchets biologiques générés par les analyses en laboratoire. </text:p>
            </text:list-item>
            <text:list-item>
              <text:p text:style-name="P11">Discutez des pratiques de gestion des déchets et des réglementations en vigueur. </text:p>
            </text:list-item>
          </text:list>
        </text:list-item>
      </text:list>
      <text:h text:style-name="P4" text:outline-level="3">Conclusion</text:h>
      <text:list xml:id="list1570420552" text:style-name="L6">
        <text:list-item>
          <text:p text:style-name="P21">Résumez les principaux enjeux éthiques, juridiques, sociaux et environnementaux abordés. </text:p>
        </text:list-item>
        <text:list-item>
          <text:p text:style-name="P12">Proposez des recommandations pour une recherche responsable et éthique dans le domaine de la bioinformatique et de l'oncologie. </text:p>
        </text:list-item>
      </text:list>
      <text:h text:style-name="P4" text:outline-level="3">Ressources Complémentaires</text:h>
      <text:list xml:id="list2522801139" text:style-name="L7">
        <text:list-item>
          <text:p text:style-name="P22">Utilisez des articles scientifiques, des rapports et des cours pour approfondir chaque section. </text:p>
        </text:list-item>
        <text:list-item>
          <text:p text:style-name="P13">Citez vos sources de manière appropriée pour renforcer la crédibilité de votre rapport. </text:p>
        </text:list-item>
      </text:list>
      <text:p text:style-name="P1"/>
      <text:p text:style-name="P1"/>
      <text:p text:style-name="P1"/>
      <text:p text:style-name="P1"/>
      <text:p text:style-name="P1"/>
      <text:p text:style-name="P1"/>
      <text:p text:style-name="P1"/>
      <text:p text:style-name="P1"/>
      <text:p text:style-name="P2"><text:soft-page-break/>La collection des données des patients sont en <text:span text:style-name="T6">non-opposition</text:span>, comme le don d’organe. On leur a dit que leur données allaient servir à la recherche, de facons anonymes et que s’ils si opposaient ça allait tres mal se passer pour eux… Nan je rigole, qu’ils n’avaient qu’à faire part de leur oppositions à l’utilisation de leur donnée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24T13:31:46.006617122</meta:creation-date>
    <dc:date>2025-04-24T12:07:48.028981435</dc:date>
    <meta:editing-duration>PT4H6M5S</meta:editing-duration>
    <meta:editing-cycles>6</meta:editing-cycles>
    <meta:generator>LibreOffice/6.4.7.2$Linux_X86_64 LibreOffice_project/40$Build-2</meta:generator>
    <meta:document-statistic meta:table-count="0" meta:image-count="0" meta:object-count="0" meta:page-count="4" meta:paragraph-count="47" meta:word-count="1350" meta:character-count="8618" meta:non-whitespace-character-count="7317"/>
  </office:meta>
</office:document-meta>
</file>